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Dyuthi" svg:font-family="Dyuth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name="Abyssinica SIL" fo:font-weight="bold" style:font-weight-asian="bold" style:font-weight-complex="bold"/>
    </style:style>
    <style:style style:name="P3" style:family="paragraph" style:parent-style-name="Standard">
      <style:text-properties fo:color="#bd7cb5"/>
    </style:style>
    <style:style style:name="P4" style:family="paragraph" style:parent-style-name="Standard">
      <style:text-properties fo:color="#ce181e"/>
    </style:style>
    <style:style style:name="P5" style:family="paragraph" style:parent-style-name="Standard">
      <style:text-properties fo:color="#ce181e" officeooo:paragraph-rsid="0021c0d2"/>
    </style:style>
    <style:style style:name="P6" style:family="paragraph" style:parent-style-name="Standard">
      <style:text-properties officeooo:paragraph-rsid="0021c0d2"/>
    </style:style>
    <style:style style:name="P7" style:family="paragraph" style:parent-style-name="Standard">
      <style:paragraph-properties fo:text-align="center" style:justify-single-word="false"/>
      <style:text-properties style:font-name="Dyuthi" fo:font-size="16pt" style:text-underline-style="solid" style:text-underline-width="auto" style:text-underline-color="font-color" style:font-size-asian="16pt" style:font-size-complex="16pt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color="#ce181e"/>
    </style:style>
    <style:style style:name="T2" style:family="text">
      <style:text-properties style:use-window-font-color="true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7">PHP Question and Answer.</text:p>
      <text:p text:style-name="P2">1. What does PHP stand for?</text:p>
      <text:p text:style-name="Standard"/>
      <text:p text:style-name="Standard">i) Personal Home Page<text:tab/>ii) Hypertext Preprocessor<text:tab/>iii) Pretext Hypertext Processor<text:tab/>iv) Preprocessor Home Page</text:p>
      <text:p text:style-name="Standard"/>
      <text:p text:style-name="Standard"><text:span text:style-name="T2">A. Both (i) and (ii)</text:span> <text:tab/><text:tab/>B. Both (ii) and (iv) <text:tab/><text:tab/>C. Only (ii) <text:tab/><text:tab/>D. Both (i) and (iii)</text:p>
      <text:p text:style-name="P3"/>
      <text:p text:style-name="Standard"><text:s/><text:span text:style-name="T1">Answer:-</text:span><text:tab/><text:span text:style-name="T1">A. Both (i) and (ii)<text:tab/><text:tab/>i) Personal Home Page<text:tab/><text:tab/>ii) Hypertext Preprocessor</text:span></text:p>
      <text:p text:style-name="Standard"/>
      <text:p text:style-name="P2">2. Who is the father of PHP?</text:p>
      <text:p text:style-name="Standard"/>
      <text:p text:style-name="Standard">A. Rasmus Lerdorf <text:tab/><text:tab/>B. Willam Makepiece <text:tab/>C. Drek Kolkevi <text:tab/>D. List Barely<text:tab/></text:p>
      <text:p text:style-name="Standard"/>
      <text:p text:style-name="P4"><text:s/>Answer:-<text:tab/>A. Rasmus Lerdorf </text:p>
      <text:p text:style-name="Standard"/>
      <text:p text:style-name="P1">3. PHP files have a default file extension of.</text:p>
      <text:p text:style-name="Standard"/>
      <text:p text:style-name="Standard">A. .html <text:tab/><text:tab/>B. .xml <text:tab/>C. .php <text:tab/>D. .ph</text:p>
      <text:p text:style-name="Standard"/>
      <text:p text:style-name="P4"><text:s/>Answer:-<text:tab/>C. .php</text:p>
      <text:p text:style-name="Standard"/>
      <text:p text:style-name="P1">4. A PHP script should start with ___ and end with ___:</text:p>
      <text:p text:style-name="Standard"/>
      <text:p text:style-name="Standard">A.&lt; php &gt;<text:tab/><text:tab/>B.&lt; ? php ?&gt;<text:tab/><text:tab/><text:tab/>C.&lt; ? ? &gt;<text:tab/><text:tab/>D.&lt; ?php ? &gt;</text:p>
      <text:p text:style-name="Standard"/>
      <text:p text:style-name="P4"><text:s/>Answer:-<text:tab/>D.&lt; ?php ? &gt;</text:p>
      <text:p text:style-name="Standard"/>
      <text:p text:style-name="P1">5. Which of the looping statements is/are supported by PHP?</text:p>
      <text:p text:style-name="Standard"/>
      <text:p text:style-name="Standard">i) for loop<text:tab/><text:tab/>ii) while loop<text:tab/><text:tab/>iii) do-while loop<text:tab/><text:tab/>iv) foreach loop</text:p>
      <text:p text:style-name="Standard"/>
      <text:p text:style-name="Standard">A. (i) and (ii) <text:tab/><text:tab/>B. (i), (ii) and (iii)<text:tab/><text:tab/>C. All of the mentioned <text:tab/>D. None of the mentioned</text:p>
      <text:p text:style-name="Standard"/>
      <text:p text:style-name="P5"><text:s/>Answer:-<text:tab/>C. All of the mentioned<text:tab/></text:p>
      <text:p text:style-name="P5"/>
      <text:p text:style-name="P5">i) for loop<text:tab/><text:tab/>ii) while loop<text:tab/><text:tab/>iii) do-while loop<text:tab/><text:tab/>iv) foreach loop</text:p>
      <text:p text:style-name="Standard"/>
      <text:p text:style-name="P1">6. Which of the following is/are a PHP code editor? </text:p>
      <text:p text:style-name="Standard"/>
      <text:p text:style-name="Standard">i) Notepad<text:tab/><text:tab/>ii) Notepad++<text:tab/><text:tab/>iii) Adobe Dreamweaver<text:tab/><text:tab/>iv) PDT</text:p>
      <text:p text:style-name="Standard"/>
      <text:p text:style-name="Standard">A. Only (iv) <text:tab/><text:tab/>B. All of the mentioned. <text:tab/><text:tab/>C. (i), (ii) and (iii) <text:tab/><text:tab/>D. Only (iii)</text:p>
      <text:p text:style-name="Standard"/>
      <text:p text:style-name="P5"><text:s/>Answer:-<text:tab/>B. All of the mentioned.</text:p>
      <text:p text:style-name="P5"/>
      <text:p text:style-name="P5">i) Notepad<text:tab/><text:tab/>ii) Notepad++<text:tab/><text:tab/>iii) Adobe Dreamweaver<text:tab/><text:tab/>iv) PDT</text:p>
      <text:p text:style-name="Standard"><text:soft-page-break/></text:p>
      <text:p text:style-name="P1">7. Which of the following must be installed on your computer so as to run PHP script?</text:p>
      <text:p text:style-name="P1"/>
      <text:p text:style-name="Standard">i) Adobe Dreamweaver<text:tab/><text:tab/>ii) PHP<text:tab/><text:tab/>iii) Apache<text:tab/><text:tab/>iv) IIS</text:p>
      <text:p text:style-name="Standard"/>
      <text:p text:style-name="Standard">A. All of the mentioned <text:tab/><text:tab/>B. Only (ii) <text:tab/><text:tab/>C. (ii) and (iii) <text:tab/>D. (ii), (iii) and (iv)</text:p>
      <text:p text:style-name="Standard"/>
      <text:p text:style-name="P5"><text:s/>Answer:-<text:tab/>D. (ii), (iii) and (iv) <text:tab/><text:tab/>ii) PHP<text:tab/><text:tab/>iii) Apache<text:tab/><text:tab/>iv) IIS</text:p>
      <text:p text:style-name="Standard"/>
      <text:p text:style-name="P1">8. We can use ___ to comment a single line?</text:p>
      <text:p text:style-name="Standard"/>
      <text:p text:style-name="Standard">i) /?<text:tab/><text:tab/>ii) //<text:tab/><text:tab/>iii) #<text:tab/><text:tab/>iv) /* */</text:p>
      <text:p text:style-name="Standard"/>
      <text:p text:style-name="Standard">A. Only (ii) <text:tab/><text:tab/>B. (i), (iii) and (iv) <text:tab/><text:tab/>C. (ii), (iii) and (iv) <text:tab/><text:tab/>D. Both (ii) and (iv)</text:p>
      <text:p text:style-name="Standard"/>
      <text:p text:style-name="P6"><text:s/><text:span text:style-name="T1">Answer:- <text:tab/>C. (ii), (iii) and (iv)<text:tab/><text:tab/>ii) //<text:tab/><text:tab/>iii) #<text:tab/><text:tab/>iv) /* */</text:span></text:p>
      <text:p text:style-name="Standard"/>
      <text:p text:style-name="P1">9. Which of the below symbols is a newline character?</text:p>
      <text:p text:style-name="Standard"/>
      <text:p text:style-name="Standard">A. \r <text:tab/><text:tab/>B. \n <text:tab/><text:tab/>C. /n <text:tab/><text:tab/>D. /r</text:p>
      <text:p text:style-name="Standard"/>
      <text:p text:style-name="P4"><text:s/>Answer:-<text:tab/>B. \n</text:p>
      <text:p text:style-name="Standard"/>
      <text:p text:style-name="P1">10. Which of the following php statement/statements will store 111 in variable num?</text:p>
      <text:p text:style-name="Standard"/>
      <text:p text:style-name="Standard">i) int $num = 111;<text:tab/><text:tab/>ii) int mum = 111;<text:tab/><text:tab/>iii) $num = 111;<text:tab/><text:tab/>iv) 111 = $num;</text:p>
      <text:p text:style-name="Standard"/>
      <text:p text:style-name="Standard">A. Both (i) and (ii) <text:tab/><text:tab/>B. All of the mentioned. <text:tab/><text:tab/>C. Only (iii) <text:tab/><text:tab/>D. Only (i)</text:p>
      <text:p text:style-name="Standard"/>
      <text:p text:style-name="P5"><text:s/>Answer:-<text:tab/>C. Only (iii)<text:tab/>iii) $num = 111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Dyuthi" svg:font-family="Dyuth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305cm" style:type="center"/>
          <style:tab-stop style:position="20.61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0.529cm" fo:margin-right="0.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10:15:58.166127468</meta:creation-date>
    <dc:date>2019-07-20T11:28:49.730263828</dc:date>
    <meta:editing-duration>PT5M4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39" meta:word-count="421" meta:character-count="2149" meta:non-whitespace-character-count="1671"/>
  </office:meta>
</office:document-meta>
</file>